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Заключение</text:span></text:h>
      <text:p text:style-name="P1">Развитие приложений на Laravel представляет собой постоянный процесс, требующий широкого спектра знаний и умений. В процессе изучения и использования этого фреймворка вы приобретете не только технические навыки, но и понимание лучших практик разработки программного обеспечения.</text:p>
      <text:h text:style-name="P3" text:outline-level="3"><text:span text:style-name="Strong_20_Emphasis">Путь к успеху</text:span></text:h>
      <text:h text:style-name="P2" text:outline-level="4"><text:span text:style-name="Strong_20_Emphasis">Глубокое понимание основ</text:span></text:h>
      <text:p text:style-name="P1">Понимание основных концепций Laravel, таких как маршрутизация, контроллеры, работа с базами данных и использование шаблонов, является фундаментом успешного использования фреймворка.</text:p>
      <text:h text:style-name="P2" text:outline-level="4"><text:span text:style-name="Strong_20_Emphasis">Освоение расширенных тем</text:span></text:h>
      <text:p text:style-name="P1">Развитие навыков в областях аутентификации, работе с API, оптимизации производительности и тестировании поможет создать более эффективные и мощные приложения.</text:p>
      <text:h text:style-name="P2" text:outline-level="4"><text:span text:style-name="Strong_20_Emphasis">Масштабирование и постоянное развитие</text:span></text:h>
      <text:p text:style-name="P1">Понимание масштабирования приложения, его деплоя, постоянное обновление и улучшение помогают сохранять высокий уровень производительности и функциональности.</text:p>
      <text:h text:style-name="P3" text:outline-level="3"><text:span text:style-name="Strong_20_Emphasis">Поддержка и сообщество</text:span></text:h>
      <text:h text:style-name="P2" text:outline-level="4"><text:span text:style-name="Strong_20_Emphasis">Общение и обучение</text:span></text:h>
      <text:p text:style-name="P1">Участие в сообществе разработчиков Laravel, общение на форумах, митапах и получение обратной связи помогают расти и развиваться в профессиональном плане.</text:p>
      <text:h text:style-name="P2" text:outline-level="4"><text:span text:style-name="Strong_20_Emphasis">Постоянное обучение</text:span></text:h>
      <text:p text:style-name="P1">IT-сфера постоянно меняется, и поэтому важно постоянно обновлять свои знания, изучать новые технологии и методы для сохранения конкурентоспособности.</text:p>
      <text:h text:style-name="P3" text:outline-level="3"><text:span text:style-name="Strong_20_Emphasis">В итоге</text:span></text:h>
      <text:p text:style-name="P1">Развитие приложений на Laravel представляет собой увлекательный процесс, который требует упорства, постоянного обучения и практики. Освоив основы и углубившись в расширенные темы, вы сможете создавать мощные, эффективные и надежные веб-приложения, отвечающие современным требованиям и ожиданиям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8:35.26</dc:date>
    <meta:document-statistic meta:table-count="0" meta:image-count="0" meta:object-count="0" meta:page-count="1" meta:paragraph-count="16" meta:word-count="188" meta:character-count="1559"/>
    <dc:creator>Dima Wide</dc:creator>
    <meta:user-defined meta:name="Info 1"/>
    <meta:user-defined meta:name="Info 2"/>
    <meta:user-defined meta:name="Info 3"/>
    <meta:user-defined meta:name="Info 4"/>
  </office:meta>
</office:document-meta>
</file>